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000000" loext:opacity="100%" officeooo:paragraph-rsid="00001c1f"/>
    </style:style>
    <style:style style:name="P2" style:family="paragraph" style:parent-style-name="Text_20_body">
      <style:text-properties fo:color="#000000" loext:opacity="100%" officeooo:paragraph-rsid="00001c1f"/>
    </style:style>
    <style:style style:name="P3" style:family="paragraph" style:parent-style-name="Text_20_body">
      <style:paragraph-properties fo:margin-left="1.27cm" fo:margin-right="0cm" fo:text-indent="0cm" style:auto-text-indent="false" fo:padding="0cm" fo:border="none"/>
    </style:style>
    <style:style style:name="P4" style:family="paragraph" style:parent-style-name="Heading_20_3">
      <style:text-properties officeooo:paragraph-rsid="00001c1f"/>
    </style:style>
    <style:style style:name="P5" style:family="paragraph" style:parent-style-name="Standard">
      <style:paragraph-properties fo:text-align="center" style:justify-single-word="false"/>
      <style:text-properties officeooo:paragraph-rsid="00001c1f"/>
    </style:style>
    <style:style style:name="P6" style:family="paragraph" style:parent-style-name="Text_20_body">
      <style:text-properties officeooo:paragraph-rsid="00001c1f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3"/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01c1f"/>
    </style:style>
    <style:style style:name="T3" style:family="text">
      <style:text-properties officeooo:rsid="00001c1f"/>
    </style:style>
    <style:style style:name="T4" style:family="text">
      <style:text-properties officeooo:rsid="0001a81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 loext:marker-style-name="T1"><text:span text:style-name="T2">Procesos y servicios</text:span><text:span text:style-name="T1"> criterios de evaluación</text:span></text:p>
      <text:p text:style-name="P1"><text:tab/><text:tab/><text:tab/><text:tab/><text:tab/><text:tab/>Entregable 2</text:p>
      <text:p text:style-name="P1"/>
      <text:p text:style-name="P1"/>
      <text:h text:style-name="P4" text:outline-level="3"><text:span text:style-name="Strong_20_Emphasis">a) </text:span><text:span text:style-name="Strong_20_Emphasis"><text:span text:style-name="T4">Se han identificado situaciones en las que resulte util la utilizacion de varios hilos en un programa.</text:span></text:span></text:h>
      <text:p text:style-name="Text_20_body">El ejercicio consistió en implementar un sistema sencillo de chat en el que cada usuario recibía una tarea y enviaba resultados, utilizando HTML y PHP para gestionar la lógica. El flujo fue el siguiente:</text:p>
      <text:list text:style-name="L1">
        <text:list-item>
          <text:p text:style-name="P7"><text:span text:style-name="Strong_20_Emphasis">HTML y JavaScript (Cliente):</text:span><text:line-break/>Creamos una interfaz donde el usuario ingresaba su nombre en un campo de texto. Este dato se enviaba al servidor a través de una petición <text:span text:style-name="Source_20_Text">fetch</text:span> hacia un archivo PHP (<text:span text:style-name="Source_20_Text">008.php</text:span>).</text:p>
          <text:list>
            <text:list-item>
              <text:p text:style-name="P8">Al recibir la respuesta del servidor, procesábamos los datos como texto y los convertíamos a un array en JSON.</text:p>
            </text:list-item>
            <text:list-item>
              <text:p text:style-name="P8">Luego, sumábamos los valores del array en el cliente y devolvíamos el resultado al servidor mediante otra petición <text:span text:style-name="Source_20_Text">fetch</text:span> a <text:span text:style-name="Source_20_Text">008-resultado.php</text:span>.</text:p>
            </text:list-item>
          </text:list>
        </text:list-item>
        <text:list-item>
          <text:p text:style-name="P7"><text:span text:style-name="Strong_20_Emphasis">PHP (Servidor):</text:span></text:p>
          <text:list>
            <text:list-item>
              <text:p text:style-name="P8">El archivo <text:span text:style-name="Source_20_Text">008.php</text:span> gestionaba las tareas almacenadas en un archivo de texto (<text:span text:style-name="Source_20_Text">tareas.txt</text:span>). Cada vez que se hacía una petición:</text:p>
              <text:list>
                <text:list-item>
                  <text:p text:style-name="P8">Se leía la primera línea del archivo y se asignaba como la tarea actual.</text:p>
                </text:list-item>
                <text:list-item>
                  <text:p text:style-name="P8">Luego, esa línea se eliminaba del archivo y se registraba en <text:span text:style-name="Source_20_Text">asignaciones.txt</text:span>, asociándola al usuario que realizó la petición.</text:p>
                </text:list-item>
              </text:list>
            </text:list-item>
            <text:list-item>
              <text:p text:style-name="P7">Por su parte, el archivo <text:span text:style-name="Source_20_Text">008-resultado.php</text:span> almacenaba los resultados enviados por los usuarios en <text:span text:style-name="Source_20_Text">resultados.txt</text:span>.</text:p>
            </text:list-item>
          </text:list>
        </text:list-item>
      </text:list>
      <text:p text:style-name="Text_20_body">Este ejercicio mostró cómo coordinar información entre cliente y servidor usando una cola de mensajes sencilla basada en archivos. Aunque no usaba hilos directamente, ilustra el manejo de tareas concurrentes mediante múltiples usuarios accediendo al mismo sistema.</text:p>
      <text:p text:style-name="Horizontal_20_Line"/>
      <text:h text:style-name="Heading_20_3" text:outline-level="3"><text:span text:style-name="Strong_20_Emphasis">e) </text:span><text:span text:style-name="Strong_20_Emphasis"><text:span text:style-name="T4">Se han utilizado mecanismos para compartir informacion entre varios hilos de un mismo proceso</text:span></text:span></text:h>
      <text:p text:style-name="Text_20_body">En este ejercicio implementamos un chat dinámico utilizando Python con Flask como backend, mostrando cómo mantener estados en el servidor. Aquí van los detalles:</text:p>
      <text:list text:style-name="L2">
        <text:list-item>
          <text:p text:style-name="P10"><text:span text:style-name="Strong_20_Emphasis">HTML y JavaScript (Cliente):</text:span></text:p>
          <text:list>
            <text:list-item>
              <text:p text:style-name="P11">Diseñamos una interfaz para ingresar mensajes y ver el historial del chat en tiempo real.</text:p>
            </text:list-item>
            <text:list-item>
              <text:p text:style-name="P11">Utilizamos un bucle de lectura con <text:span text:style-name="Source_20_Text">fetch</text:span> para pedir nuevos mensajes al servidor cada segundo, lo que mantenía actualizada la interfaz.</text:p>
            </text:list-item>
            <text:list-item>
              <text:p text:style-name="P11">Los mensajes se enviaban al servidor junto con el usuario mediante una petición <text:span text:style-name="Source_20_Text">fetch</text:span> a una ruta específica de Flask.</text:p>
            </text:list-item>
          </text:list>
        </text:list-item>
      </text:list>
      <text:p text:style-name="P9"/>
      <text:list text:continue-numbering="true" text:style-name="L2">
        <text:list-item>
          <text:p text:style-name="P10"><text:soft-page-break/><text:span text:style-name="Strong_20_Emphasis">Flask (Servidor):</text:span></text:p>
          <text:list>
            <text:list-item>
              <text:p text:style-name="P10">En este caso, Flask gestionaba las peticiones y almacenaba los mensajes en memoria (estado del servidor). Cada vez que el cliente pedía datos, el servidor enviaba todo el historial en formato JSON.</text:p>
            </text:list-item>
          </text:list>
        </text:list-item>
      </text:list>
      <text:p text:style-name="Text_20_body"><text:span text:style-name="Strong_20_Emphasis">Diferencias entre stateless y stateful:</text:span></text:p>
      <text:list text:style-name="L3">
        <text:list-item>
          <text:p text:style-name="P12"><text:span text:style-name="Strong_20_Emphasis">PHP (stateless):</text:span><text:line-break/>PHP es naturalmente <text:span text:style-name="Emphasis">stateless</text:span>, lo que significa que no guarda estados entre peticiones. En el ejercicio de la parte <text:span text:style-name="Strong_20_Emphasis">a</text:span>, todas las tareas y resultados se almacenaban en archivos, y cada petición era independiente de las demás.<text:line-break/>Ventajas: Simplicidad y menor uso de recursos del servidor.<text:line-break/>Desventajas: La responsabilidad del estado recae en el cliente o en medios externos como archivos o bases de datos.</text:p>
        </text:list-item>
        <text:list-item>
          <text:p text:style-name="P12"><text:span text:style-name="Strong_20_Emphasis">Python con Flask (stateful):</text:span><text:line-break/>En el caso de Flask, los estados se mantienen en memoria mientras el servidor está activo. Esto permite un manejo más dinámico de la información, como en el chat.<text:line-break/>Ventajas: Respuestas más rápidas, ya que no es necesario consultar archivos o bases de datos constantemente.<text:line-break/>Desventajas: Consumo de memoria en el servidor, y se pierde el estado si el servidor se reinicia (a menos que usemos mecanismos de persistencia).</text:p>
        </text:list-item>
      </text:list>
      <text:p text:style-name="Text_20_body">En resumen, el ejercicio con Flask permitió experimentar cómo mantener información en tiempo real entre cliente y servidor, lo que sería más complicado de lograr con un servidor <text:span text:style-name="Source_20_Text">stateless</text:span> como el típico de PHP.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7:38:03.925000000</meta:creation-date>
    <dc:date>2024-11-15T19:52:24</dc:date>
    <meta:editing-duration>PT36M16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5" meta:word-count="570" meta:character-count="3511" meta:non-whitespace-character-count="2976"/>
  </office:meta>
</office:document-meta>
</file>